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draw:line>
        <draw:frame draw:style-name="gr4" draw:layer="layout" svg:width="4.862cm" svg:height="1.825cm" svg:x="1.577cm" svg:y="1.223cm">
          <draw:text-box>
            <text:p text:style-name="P3">Publish needed</text:p>
            <text:p text:style-name="P3">glideins rates</text:p>
          </draw:text-box>
        </draw:frame>
        <draw:custom-shape draw:style-name="gr5" draw:text-style-name="P4" draw:layer="layout" svg:width="8.796cm" svg:height="2.891cm" svg:x="1.225cm" svg:y="16.7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69.9215641696 455.601659751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9.0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9.558cm" svg:height="20.24cm" svg:x="12.528cm" svg:y="5.036cm" svg:viewBox="0 0 9559 20241" draw:points="0,0 9559,0 9556,19235 8306,19261 7335,19350 6558,19486 5883,19652 4500,19995 3616,20140 2486,20241 1698,20156 1092,20074 1,19891">
          <text:p text:style-name="P5">MyType=”glideclient”</text:p>
          <text:p text:style-name="P5">Name=”reqX@client”</text:p>
          <text:p text:style-name="P5">ClientName=”client”</text:p>
          <text:p text:style-name="P5">ReqName=”reqX”</text:p>
          <text:p text:style-name="P5">ReqGlidein=”entry@factory”</text:p>
          <text:p text:style-name="P5">WebURL = "URL"</text:p>
          <text:p text:style-name="P5">WebSignType = "sha1"</text:p>
          <text:p text:style-name="P5">WebDescriptFile = "fname"</text:p>
          <text:p text:style-name="P5">WebDescriptSign = "sign"</text:p>
          <text:p text:style-name="P5">WebGroupDescriptFile = "fname"</text:p>
          <text:p text:style-name="P5">WebGroupDescriptSign = "sign"</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3">ReqPubKeyID=”keyID”</text:span></text:p>
          <text:p text:style-name="P5"><text:span text:style-name="T3">ReqEncKeyCode=”encKey”</text:span></text:p>
          <text:p text:style-name="P5"><text:span text:style-name="T3">GlideinEncParamXXX=”val1”</text:span></text:p>
          <text:p text:style-name="P5"><text:span text:style-name="T3">...</text:span></text:p>
          <text:p text:style-name="P5"><text:span text:style-name="T3">GlideinEncParamYYY=”valY”</text:span></text:p>
        </draw:polygon>
        <draw:rect draw:style-name="gr7" draw:text-style-name="P2" draw:layer="layout" svg:width="9.257cm" svg:height="0.902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1.3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820.1432306468 30431.85298621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19.7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4.782cm">
          <text:p text:style-name="P1"><text:span text:style-name="T1">But limit to only the needed amount</text:span></text:p>
          <draw:enhanced-geometry svg:viewBox="0 0 21600 21600" draw:text-areas="3000 3320 17110 17330" draw:type="cloud-callout" draw:modifiers="26969.9215641696 2119.751552795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635cm" svg:y="16.8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1569.52081696779 27658.339566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19.663cm">
          <text:p text:style-name="P1"><text:span text:style-name="T1">Encrypted symmetric key</text:span></text:p>
          <draw:enhanced-geometry svg:viewBox="0 0 21600 21600" draw:text-areas="3000 3320 17110 17330" draw:type="cloud-callout" draw:modifiers="-5530.85621970921 21828.07453416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21.6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5691.86299742625 12167.08860759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08cm" svg:x="22.836cm" svg:y="9.379cm">
          <text:p text:style-name="P1"><text:span text:style-name="T1">Pointers to the frontend</text:span></text:p>
          <text:p text:style-name="P1"><text:span text:style-name="T1">Web distributed content</text:span></text:p>
          <draw:enhanced-geometry svg:viewBox="0 0 21600 21600" draw:text-areas="3000 3320 17110 17330" draw:type="cloud-callout" draw:modifiers="-1569.52081696779 29374.3392599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6.4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36:38</meta:creation-date>
    <dc:date>2008-12-02T15:20:00</dc:date>
    <dc:language>en-US</dc:language>
    <meta:editing-cycles>13</meta:editing-cycles>
    <meta:editing-duration>PT148H25M28S</meta:editing-duration>
    <meta:document-statistic meta:object-count="16"/>
    <meta:user-defined meta:name="Info 1"/>
    <meta:user-defined meta:name="Info 2"/>
    <meta:user-defined meta:name="Info 3"/>
    <meta:user-defined meta:name="Info 4"/>
  </office:meta>
</office:document-meta>
</file>